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Heading_20_2">
      <style:text-properties fo:color="#000000" loext:opacity="100%"/>
    </style:style>
    <style:style style:name="P3" style:family="paragraph" style:parent-style-name="Text_20_body">
      <style:text-properties fo:color="#000000" loext:opacity="100%"/>
    </style:style>
    <style:style style:name="P4" style:family="paragraph" style:parent-style-name="Text_20_body">
      <style:text-properties fo:color="#000000" loext:opacity="100%" fo:font-weight="bold" style:font-weight-asian="bold"/>
    </style:style>
    <style:style style:name="P5" style:family="paragraph" style:parent-style-name="First_20_Paragraph">
      <style:text-properties fo:color="#000000" loext:opacity="100%" fo:font-weight="bold" style:font-weight-asian="bold"/>
    </style:style>
    <style:style style:name="P6" style:family="paragraph" style:parent-style-name="Heading_20_1">
      <style:text-properties fo:color="#000000" loext:opacity="100%" fo:font-size="24pt" style:font-size-asian="16pt" style:font-size-complex="16pt"/>
    </style:style>
    <style:style style:name="P7" style:family="paragraph" style:parent-style-name="First_20_Paragraph">
      <style:text-properties fo:color="#000000" loext:opacity="100%" fo:font-weight="bold" officeooo:rsid="001b7f65" officeooo:paragraph-rsid="001b7f65" style:font-weight-asian="bold"/>
    </style:style>
    <style:style style:name="P8" style:family="paragraph" style:parent-style-name="Compact" style:list-style-name="WWNum1001">
      <style:text-properties fo:color="#000000" loext:opacity="100%"/>
    </style:style>
    <style:style style:name="P9" style:family="paragraph" style:parent-style-name="Compact" style:list-style-name="WWNum1002">
      <style:text-properties fo:color="#000000" loext:opacity="100%"/>
    </style:style>
    <style:style style:name="P10" style:family="paragraph" style:parent-style-name="Compact" style:list-style-name="WWNum1003">
      <style:text-properties fo:color="#000000" loext:opacity="100%"/>
    </style:style>
    <style:style style:name="P11" style:family="paragraph" style:parent-style-name="Compact" style:list-style-name="WWNum1004">
      <style:text-properties fo:color="#000000" loext:opacity="100%"/>
    </style:style>
    <style:style style:name="P12" style:family="paragraph" style:parent-style-name="Compact" style:list-style-name="WWNum1005">
      <style:text-properties fo:color="#000000" loext:opacity="100%"/>
    </style:style>
    <style:style style:name="P13" style:family="paragraph" style:parent-style-name="Compact" style:list-style-name="WWNum1006">
      <style:text-properties fo:color="#000000" loext:opacity="100%"/>
    </style:style>
    <style:style style:name="P14" style:family="paragraph" style:parent-style-name="Compact" style:list-style-name="WWNum1007">
      <style:text-properties fo:color="#000000" loext:opacity="100%"/>
    </style:style>
    <style:style style:name="P15" style:family="paragraph" style:parent-style-name="Compact" style:list-style-name="WWNum1008">
      <style:text-properties fo:color="#000000" loext:opacity="100%"/>
    </style:style>
    <style:style style:name="P16" style:family="paragraph" style:parent-style-name="Compact" style:list-style-name="WWNum1009">
      <style:text-properties fo:color="#000000" loext:opacity="100%"/>
    </style:style>
    <style:style style:name="P17" style:family="paragraph" style:parent-style-name="Compact" style:list-style-name="WWNum1010">
      <style:text-properties fo:color="#000000" loext:opacity="100%"/>
    </style:style>
    <style:style style:name="P18" style:family="paragraph" style:parent-style-name="Compact" style:list-style-name="WWNum1011">
      <style:text-properties fo:color="#000000" loext:opacity="100%"/>
    </style:style>
    <style:style style:name="P19" style:family="paragraph" style:parent-style-name="Compact" style:list-style-name="WWNum1012">
      <style:text-properties fo:color="#000000" loext:opacity="100%"/>
    </style:style>
    <style:style style:name="P20" style:family="paragraph" style:parent-style-name="Compact" style:list-style-name="WWNum1013">
      <style:text-properties fo:color="#000000" loext:opacity="100%"/>
    </style:style>
    <style:style style:name="P21" style:family="paragraph" style:parent-style-name="Compact" style:list-style-name="WWNum1014">
      <style:text-properties fo:color="#000000" loext:opacity="100%"/>
    </style:style>
    <style:style style:name="P22" style:family="paragraph" style:parent-style-name="Compact" style:list-style-name="WWNum1015">
      <style:text-properties fo:color="#000000" loext:opacity="100%"/>
    </style:style>
    <style:style style:name="P23" style:family="paragraph" style:parent-style-name="Compact" style:list-style-name="WWNum1016">
      <style:text-properties fo:color="#000000" loext:opacity="100%"/>
    </style:style>
    <style:style style:name="P24" style:family="paragraph" style:parent-style-name="Compact" style:list-style-name="WWNum1018">
      <style:text-properties fo:color="#000000" loext:opacity="100%"/>
    </style:style>
    <style:style style:name="P25" style:family="paragraph" style:parent-style-name="Compact" style:list-style-name="WWNum1019">
      <style:text-properties fo:color="#000000" loext:opacity="100%"/>
    </style:style>
    <style:style style:name="P26" style:family="paragraph" style:parent-style-name="Compact" style:list-style-name="WWNum1020">
      <style:text-properties fo:color="#000000" loext:opacity="100%"/>
    </style:style>
    <style:style style:name="P27" style:family="paragraph" style:parent-style-name="Compact" style:list-style-name="WWNum1021">
      <style:text-properties fo:color="#000000" loext:opacity="100%"/>
    </style:style>
    <style:style style:name="P28" style:family="paragraph" style:parent-style-name="Compact" style:list-style-name="WWNum1022">
      <style:text-properties fo:color="#000000" loext:opacity="100%"/>
    </style:style>
    <style:style style:name="P29" style:family="paragraph" style:parent-style-name="Compact" style:list-style-name="WWNum1023">
      <style:text-properties fo:color="#000000" loext:opacity="100%"/>
    </style:style>
    <style:style style:name="P30" style:family="paragraph" style:parent-style-name="Compact" style:list-style-name="WWNum1024">
      <style:text-properties fo:color="#000000" loext:opacity="100%"/>
    </style:style>
    <style:style style:name="P31" style:family="paragraph" style:parent-style-name="Compact" style:list-style-name="WWNum1025">
      <style:text-properties fo:color="#000000" loext:opacity="100%"/>
    </style:style>
    <style:style style:name="P32" style:family="paragraph" style:parent-style-name="Compact" style:list-style-name="WWNum1026">
      <style:text-properties fo:color="#000000" loext:opacity="100%"/>
    </style:style>
    <style:style style:name="P33" style:family="paragraph" style:parent-style-name="Compact" style:list-style-name="WWNum1027">
      <style:text-properties fo:color="#000000" loext:opacity="100%"/>
    </style:style>
    <style:style style:name="P34" style:family="paragraph" style:parent-style-name="Compact" style:list-style-name="WWNum1028">
      <style:text-properties fo:color="#000000" loext:opacity="100%"/>
    </style:style>
    <style:style style:name="P35" style:family="paragraph" style:parent-style-name="Compact" style:list-style-name="WWNum1029">
      <style:text-properties fo:color="#000000" loext:opacity="100%"/>
    </style:style>
    <style:style style:name="P36" style:family="paragraph" style:parent-style-name="Compact" style:list-style-name="WWNum1030">
      <style:text-properties fo:color="#000000" loext:opacity="100%"/>
    </style:style>
    <style:style style:name="P37" style:family="paragraph" style:parent-style-name="Compact" style:list-style-name="WWNum1031">
      <style:text-properties fo:color="#000000" loext:opacity="100%"/>
    </style:style>
    <style:style style:name="P38" style:family="paragraph" style:parent-style-name="Standard" style:list-style-name="WWNum1017">
      <style:text-properties fo:color="#000000" loext:opacity="100%"/>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 text:outline-level="1"><text:bookmark-start text:name="cairn"/>Cairn<text:bookmark-end text:name="cairn"/></text:h>
        <text:p text:style-name="P1"><text:span text:style-name="T1">Cairn</text:span> is licensed under CC-BY-SA 4.0 by Yochai Gal. https://github.com/yochaigal/cairn</text:p>
        <text:p text:style-name="P3"><text:span text:style-name="T1">Cairn</text:span> is an adventure game for one facilitator (the <text:span text:style-name="T1">Warden</text:span>) and at least one other player.</text:p>
        <text:p text:style-name="P3">Players act as hardened adventurers exploring a dark &amp; mysterious Wood filled with strange folk, hidden treasure, and unspeakable monstrosities.</text:p>
        <text:h text:style-name="P2" text:outline-level="2"><text:bookmark-start text:name="character-creation"/>Character Creation<text:bookmark-end text:name="character-creation"/></text:h>
        <text:p text:style-name="P5">Name, Background &amp; Traits</text:p>
        <text:p text:style-name="P3">First, choose or roll a <text:span text:style-name="T1">name</text:span> for your character from the Name &amp; Background tables, then their <text:span text:style-name="T1">background</text:span>, which informs their knowledge and potential skills.</text:p>
        <text:p text:style-name="P3">Next, roll for the rest of your character’s <text:span text:style-name="T1">traits</text:span> (appearance, speech, mannerisms, beliefs, reputation, etc.) on the <text:span text:style-name="T2">Character Traits</text:span> tables.</text:p>
        <text:h text:style-name="P2" text:outline-level="2"><text:bookmark-start text:name="ability-scores"/>Ability Scores<text:bookmark-end text:name="ability-scores"/></text:h>
        <text:p text:style-name="P1">Player Characters (PCs) have just three attributes:</text:p>
        <text:p text:style-name="P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2" text:outline-level="2"><text:bookmark-start text:name="hit-protection"/>Hit Protection<text:bookmark-end text:name="hit-protection"/></text:h>
        <text:p text:style-name="P1">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2" text:outline-level="2"><text:bookmark-start text:name="inventory"/>Inventory<text:bookmark-end text:name="inventory"/></text:h>
        <text:p text:style-name="P1">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pan text:style-name="T1">Bulky</text:span> items take up two slots and are typically two-handed or awkward to carry. Anyone carrying a full inventory (e.g. filling all 10 slots) is reduced to 0 HP.</text:p>
        <text:p text:style-name="P3">A PC cannot carry more items than their inventory allows. Carts (which must be pulled with both hands), horses, or mules can increase inventory. <text:span text:style-name="T1">Hirelings</text:span> can also be paid to carry equipment.</text:p>
        <text:h text:style-name="P2" text:outline-level="2"><text:bookmark-start text:name="starting-gear"/><text:soft-page-break/>Starting Gear<text:bookmark-end text:name="starting-gear"/></text:h>
        <text:p text:style-name="P1">All PCs begin with:</text:p>
        <text:list xml:id="list568229159" text:style-name="WWNum1001">
          <text:list-item>
            <text:p text:style-name="P8">Three days’ rations (one slot)</text:p>
          </text:list-item>
          <text:list-item>
            <text:p text:style-name="P8">A torch (one slot)</text:p>
          </text:list-item>
          <text:list-item>
            <text:p text:style-name="P8">3d6 gold pieces</text:p>
          </text:list-item>
        </text:list>
        <text:p text:style-name="P1">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3">See the <text:span text:style-name="T1">Equipment List</text:span> for related armor, damage, and slot values. Smaller items can sometimes be bundled together into one slot.</text:p>
        <text:p text:style-name="P3">If you would like something closer to traditional classes, refer to the list of <text:span text:style-name="T2">Optional Gear Packages</text:span>.</text:p>
        <text:h text:style-name="P2" text:outline-level="2"><text:bookmark-start text:name="name-background-d20"/>Name &amp; Background (d20)<text:bookmark-end text:name="name-background-d20"/></text:h>
        <text:p text:style-name="P5">Background</text:p>
        <text:list xml:id="list1008107824" text:style-name="WWNum1002">
          <text:list-item text:start-value="1">
            <text:p text:style-name="P9">Alchemist</text:p>
          </text:list-item>
          <text:list-item>
            <text:p text:style-name="P9">Beggar</text:p>
          </text:list-item>
          <text:list-item>
            <text:p text:style-name="P9">Butcher</text:p>
          </text:list-item>
          <text:list-item>
            <text:p text:style-name="P9">Burglar</text:p>
          </text:list-item>
          <text:list-item>
            <text:p text:style-name="P9">Charlatan</text:p>
          </text:list-item>
          <text:list-item>
            <text:p text:style-name="P9">Cleric</text:p>
          </text:list-item>
          <text:list-item>
            <text:p text:style-name="P9">Cook</text:p>
          </text:list-item>
          <text:list-item>
            <text:p text:style-name="P9">Cultist</text:p>
          </text:list-item>
          <text:list-item>
            <text:p text:style-name="P9">Gambler</text:p>
          </text:list-item>
          <text:list-item>
            <text:p text:style-name="P9">Herbalist</text:p>
          </text:list-item>
          <text:list-item>
            <text:p text:style-name="P9">Magician</text:p>
          </text:list-item>
          <text:list-item>
            <text:p text:style-name="P9">Mariner</text:p>
          </text:list-item>
          <text:list-item>
            <text:p text:style-name="P9">Mercenary</text:p>
          </text:list-item>
          <text:list-item>
            <text:p text:style-name="P9">Merchant</text:p>
          </text:list-item>
          <text:list-item>
            <text:p text:style-name="P9">Outlaw</text:p>
          </text:list-item>
          <text:list-item>
            <text:p text:style-name="P9">Performer</text:p>
          </text:list-item>
          <text:list-item>
            <text:p text:style-name="P9">Pickpocket</text:p>
          </text:list-item>
          <text:list-item>
            <text:p text:style-name="P9">Smuggler</text:p>
          </text:list-item>
          <text:list-item>
            <text:p text:style-name="P9">Student</text:p>
          </text:list-item>
          <text:list-item>
            <text:p text:style-name="P9">Tracker</text:p>
          </text:list-item>
        </text:list>
        <text:p text:style-name="P5">Virtue</text:p>
        <text:list xml:id="list104906675277167" text:continue-list="list1008107824" text:style-name="WWNum1003">
          <text:list-item text:start-value="1">
            <text:p text:style-name="P10">Ambitious</text:p>
          </text:list-item>
          <text:list-item>
            <text:p text:style-name="P10">Cautious</text:p>
          </text:list-item>
          <text:list-item>
            <text:p text:style-name="P10">Courageous</text:p>
          </text:list-item>
          <text:list-item>
            <text:p text:style-name="P10">Disciplined</text:p>
          </text:list-item>
          <text:list-item>
            <text:p text:style-name="P10">Gregarious</text:p>
          </text:list-item>
          <text:list-item>
            <text:p text:style-name="P10">Honorable</text:p>
          </text:list-item>
          <text:list-item>
            <text:p text:style-name="P10">Humble</text:p>
          </text:list-item>
          <text:list-item>
            <text:p text:style-name="P10">Merciful</text:p>
          </text:list-item>
          <text:list-item>
            <text:p text:style-name="P10">Serene</text:p>
          </text:list-item>
          <text:list-item>
            <text:p text:style-name="P10">Tolerant</text:p>
          </text:list-item>
        </text:list>
        <text:p text:style-name="P5">Vice</text:p>
        <text:list xml:id="list104905962014306" text:continue-list="list104906675277167" text:style-name="WWNum1004">
          <text:list-item text:start-value="1">
            <text:p text:style-name="P11">Aggressive</text:p>
          </text:list-item>
          <text:list-item>
            <text:p text:style-name="P11">Bitter</text:p>
          </text:list-item>
          <text:list-item>
            <text:p text:style-name="P11">Craven</text:p>
          </text:list-item>
          <text:list-item>
            <text:p text:style-name="P11">Deceitful</text:p>
          </text:list-item>
          <text:list-item>
            <text:p text:style-name="P11">Greedy</text:p>
          </text:list-item>
          <text:list-item>
            <text:p text:style-name="P11">Lazy</text:p>
          </text:list-item>
          <text:list-item>
            <text:p text:style-name="P11">Nervous</text:p>
          </text:list-item>
          <text:list-item>
            <text:p text:style-name="P11">Rude</text:p>
          </text:list-item>
          <text:list-item>
            <text:p text:style-name="P11">Vain</text:p>
          </text:list-item>
          <text:list-item>
            <text:p text:style-name="P11">Vengeful</text:p>
          </text:list-item>
        </text:list>
        <text:p text:style-name="P5">Reputation</text:p>
        <text:list xml:id="list104906906733881" text:continue-list="list104905962014306" text:style-name="WWNum1005">
          <text:list-item text:start-value="1">
            <text:p text:style-name="P12">Ambitious</text:p>
          </text:list-item>
          <text:list-item>
            <text:p text:style-name="P12">Boor</text:p>
          </text:list-item>
          <text:list-item>
            <text:p text:style-name="P12">Dangerous</text:p>
          </text:list-item>
          <text:list-item>
            <text:p text:style-name="P12">Entertainer</text:p>
          </text:list-item>
          <text:list-item>
            <text:p text:style-name="P12">Honest</text:p>
          </text:list-item>
          <text:list-item>
            <text:p text:style-name="P12">Loafer</text:p>
          </text:list-item>
          <text:list-item>
            <text:p text:style-name="P12">Oddball</text:p>
          </text:list-item>
          <text:list-item>
            <text:p text:style-name="P12">Repulsive</text:p>
          </text:list-item>
          <text:list-item>
            <text:p text:style-name="P12">Respected</text:p>
          </text:list-item>
          <text:list-item>
            <text:p text:style-name="P12">Wise</text:p>
          </text:list-item>
        </text:list>
        <text:p text:style-name="P5">Misfortunes</text:p>
        <text:list xml:id="list104905876644541" text:continue-list="list104906906733881" text:style-name="WWNum1006">
          <text:list-item text:start-value="1">
            <text:p text:style-name="P13">Abandoned</text:p>
          </text:list-item>
          <text:list-item>
            <text:p text:style-name="P13">Addicted</text:p>
          </text:list-item>
          <text:list-item>
            <text:p text:style-name="P13"><text:soft-page-break/>Blackmailed</text:p>
          </text:list-item>
          <text:list-item>
            <text:p text:style-name="P13">Condemned</text:p>
          </text:list-item>
          <text:list-item>
            <text:p text:style-name="P13">Cursed</text:p>
          </text:list-item>
          <text:list-item>
            <text:p text:style-name="P13">Defrauded</text:p>
          </text:list-item>
          <text:list-item>
            <text:p text:style-name="P13">Demoted</text:p>
          </text:list-item>
          <text:list-item>
            <text:p text:style-name="P13">Discredited</text:p>
          </text:list-item>
          <text:list-item>
            <text:p text:style-name="P13">Disowned</text:p>
          </text:list-item>
          <text:list-item>
            <text:p text:style-name="P13">Exiled</text:p>
          </text:list-item>
        </text:list>
        <text:h text:style-name="P2" text:outline-level="2"><text:bookmark-start text:name="starting-gear-d20"/>Starting Gear (d20)<text:bookmark-end text:name="starting-gear-d20"/></text:h>
        <text:p text:style-name="P5">Armor</text:p>
        <text:list xml:id="list104906044151195" text:continue-list="list568229159" text:style-name="WWNum1007">
          <text:list-item>
            <text:p text:style-name="P14">1-3: None</text:p>
          </text:list-item>
          <text:list-item>
            <text:p text:style-name="P14">4-14: Brigandine</text:p>
          </text:list-item>
          <text:list-item>
            <text:p text:style-name="P14">5-19: Chasinmail</text:p>
          </text:list-item>
          <text:list-item>
            <text:p text:style-name="P14">20: Plate</text:p>
          </text:list-item>
        </text:list>
        <text:p text:style-name="P5">Helmets &amp; Shields</text:p>
        <text:list xml:id="list104905694695716" text:continue-list="list104906044151195" text:style-name="WWNum1008">
          <text:list-item>
            <text:p text:style-name="P15">1-13: None</text:p>
          </text:list-item>
          <text:list-item>
            <text:p text:style-name="P15">14-16: Helmet</text:p>
          </text:list-item>
          <text:list-item>
            <text:p text:style-name="P15">17-19: Shield</text:p>
          </text:list-item>
          <text:list-item>
            <text:p text:style-name="P15">20: Helmet &amp; Shield</text:p>
          </text:list-item>
        </text:list>
        <text:p text:style-name="P5">Weapons</text:p>
        <text:list xml:id="list104906839135153" text:continue-list="list104905694695716" text:style-name="WWNum1009">
          <text:list-item>
            <text:p text:style-name="P16">1-5: Dagger, Cudgel, Staff</text:p>
          </text:list-item>
          <text:list-item>
            <text:p text:style-name="P16">6-14: Sword, Mace, Axe</text:p>
          </text:list-item>
          <text:list-item>
            <text:p text:style-name="P16">15-19: Longbow, Crossbow, Sling</text:p>
          </text:list-item>
          <text:list-item>
            <text:p text:style-name="P16">20: Halberd, War Hammer, Battleaxe</text:p>
          </text:list-item>
        </text:list>
        <text:p text:style-name="P5">Expeditionary Gear</text:p>
        <text:list xml:id="list104905197605928" text:continue-list="list104905876644541" text:style-name="WWNum1010">
          <text:list-item text:start-value="1">
            <text:p text:style-name="P17">Air Bladder</text:p>
          </text:list-item>
          <text:list-item>
            <text:p text:style-name="P17">Antitoxin</text:p>
          </text:list-item>
          <text:list-item>
            <text:p text:style-name="P17">Cart (+4 slots, bulky)</text:p>
          </text:list-item>
          <text:list-item>
            <text:p text:style-name="P17">Chain (10ft)</text:p>
          </text:list-item>
          <text:list-item>
            <text:p text:style-name="P17">Dowsing Rod</text:p>
          </text:list-item>
          <text:list-item>
            <text:p text:style-name="P17">Fire Oil</text:p>
          </text:list-item>
          <text:list-item>
            <text:p text:style-name="P17">Grappling Hook</text:p>
          </text:list-item>
          <text:list-item>
            <text:p text:style-name="P17">Large Sack</text:p>
          </text:list-item>
          <text:list-item>
            <text:p text:style-name="P17">Large Trap</text:p>
          </text:list-item>
          <text:list-item>
            <text:p text:style-name="P17">Lockpicks</text:p>
          </text:list-item>
          <text:list-item>
            <text:p text:style-name="P17">Manacles</text:p>
          </text:list-item>
          <text:list-item>
            <text:p text:style-name="P17">Pick</text:p>
          </text:list-item>
          <text:list-item>
            <text:p text:style-name="P17">Pole (10ft)</text:p>
          </text:list-item>
          <text:list-item>
            <text:p text:style-name="P17">Pulley</text:p>
          </text:list-item>
          <text:list-item>
            <text:p text:style-name="P17">Repellent</text:p>
          </text:list-item>
          <text:list-item>
            <text:p text:style-name="P17">Rope (25ft)</text:p>
          </text:list-item>
          <text:list-item>
            <text:p text:style-name="P17">Spirit Ward</text:p>
          </text:list-item>
          <text:list-item>
            <text:p text:style-name="P17">Spyglass</text:p>
          </text:list-item>
          <text:list-item>
            <text:p text:style-name="P17">Tinderbox</text:p>
          </text:list-item>
          <text:list-item>
            <text:p text:style-name="P17">Wolfsbane</text:p>
          </text:list-item>
        </text:list>
        <text:p text:style-name="P5">Tools</text:p>
        <text:list xml:id="list104905183089850" text:continue-list="list104905197605928" text:style-name="WWNum1011">
          <text:list-item text:start-value="1">
            <text:p text:style-name="P18">Bellows</text:p>
          </text:list-item>
          <text:list-item>
            <text:p text:style-name="P18">Bucket</text:p>
          </text:list-item>
          <text:list-item>
            <text:p text:style-name="P18">Caltrops</text:p>
          </text:list-item>
          <text:list-item>
            <text:p text:style-name="P18">Chalk</text:p>
          </text:list-item>
          <text:list-item>
            <text:p text:style-name="P18">Chisel</text:p>
          </text:list-item>
          <text:list-item>
            <text:p text:style-name="P18">Cook Pots</text:p>
          </text:list-item>
          <text:list-item>
            <text:p text:style-name="P18">Crowbar</text:p>
          </text:list-item>
          <text:list-item>
            <text:p text:style-name="P18">Drill (Manual)</text:p>
          </text:list-item>
          <text:list-item>
            <text:p text:style-name="P18">FishingRod</text:p>
          </text:list-item>
          <text:list-item>
            <text:p text:style-name="P18">Glue</text:p>
          </text:list-item>
        </text:list>
        <text:p text:style-name="P5">Trinkets</text:p>
        <text:list xml:id="list104905582457871" text:continue-list="list104905183089850" text:style-name="WWNum1012">
          <text:list-item text:start-value="1">
            <text:p text:style-name="P19">Bottle</text:p>
          </text:list-item>
          <text:list-item>
            <text:p text:style-name="P19">Card Deck</text:p>
          </text:list-item>
          <text:list-item>
            <text:p text:style-name="P19">Dice Set</text:p>
          </text:list-item>
          <text:list-item>
            <text:p text:style-name="P19">Face Paint</text:p>
          </text:list-item>
          <text:list-item>
            <text:p text:style-name="P19">Fake Jewels</text:p>
          </text:list-item>
          <text:list-item>
            <text:p text:style-name="P19">Horn</text:p>
          </text:list-item>
          <text:list-item>
            <text:p text:style-name="P19">Incense</text:p>
          </text:list-item>
          <text:list-item>
            <text:p text:style-name="P19">Instrument</text:p>
          </text:list-item>
          <text:list-item>
            <text:p text:style-name="P19">Lens</text:p>
          </text:list-item>
          <text:list-item>
            <text:p text:style-name="P19">Marbles</text:p>
          </text:list-item>
        </text:list>
        <text:p text:style-name="P5">Bonus Item (roll on table indicated)</text:p>
        <text:list xml:id="list104905557547968" text:continue-list="list104906839135153" text:style-name="WWNum1013">
          <text:list-item>
            <text:p text:style-name="P20">1-5: Tool or Trinket</text:p>
          </text:list-item>
          <text:list-item>
            <text:p text:style-name="P20">6-13: Expeditionary Gear</text:p>
          </text:list-item>
          <text:list-item>
            <text:p text:style-name="P20">14-17: Armor or Weapon</text:p>
          </text:list-item>
          <text:list-item>
            <text:p text:style-name="P20">18-20: Spellbook</text:p>
          </text:list-item>
        </text:list>
        <text:p text:style-name="P5"><text:soft-page-break/>Spellbooks (d100)</text:p>
        <text:p text:style-name="P3">Roll d100 and compare to <text:span text:style-name="T2">100 Spells</text:span> section.</text:p>
        <text:h text:style-name="P2" text:outline-level="2"><text:bookmark-start text:name="equipment-list-prices-in-gold-pieces"/>Equipment List (Prices in Gold Pieces)<text:bookmark-end text:name="equipment-list-prices-in-gold-pieces"/></text:h>
        <text:p text:style-name="P5">Armor</text:p>
        <text:list xml:id="list104905702742025" text:continue-list="list104905557547968" text:style-name="WWNum1014">
          <text:list-item>
            <text:p text:style-name="P21">Shield (+1 Armor): 10</text:p>
          </text:list-item>
          <text:list-item>
            <text:p text:style-name="P21">Helmet (+1 Armor): 10</text:p>
          </text:list-item>
          <text:list-item>
            <text:p text:style-name="P21">Gambeson (+1 Armor): 15</text:p>
          </text:list-item>
          <text:list-item>
            <text:p text:style-name="P21">Brigandine (1 Armor, bulky): 20</text:p>
          </text:list-item>
          <text:list-item>
            <text:p text:style-name="P21">Chainmail (2 Armor, bulky): 40</text:p>
          </text:list-item>
          <text:list-item>
            <text:p text:style-name="P21">Plate (3 Armor, bulky): 60</text:p>
          </text:list-item>
        </text:list>
        <text:p text:style-name="P7"><text:bookmark-start text:name="weapons"/>W<text:bookmark-end text:name="weapons"/>eapons</text:p>
        <text:list xml:id="list104906053210082" text:continue-list="list104905702742025" text:style-name="WWNum1015">
          <text:list-item>
            <text:p text:style-name="P22">Dagger, Cudgel, Sickle, Staff, etc. (d6 damage): 5</text:p>
          </text:list-item>
          <text:list-item>
            <text:p text:style-name="P22">Spear, Sword, Mace, Axe, Flail, etc. (d8 damage): 10</text:p>
          </text:list-item>
          <text:list-item>
            <text:p text:style-name="P22">Halberd, War Hammer, Long Sword , etc. (d10 damage, bulky): 20</text:p>
          </text:list-item>
          <text:list-item>
            <text:p text:style-name="P22">Sling (d4 damage): 5</text:p>
          </text:list-item>
          <text:list-item>
            <text:p text:style-name="P22">Bow (d6 damage, bulky): 20</text:p>
          </text:list-item>
          <text:list-item>
            <text:p text:style-name="P22">Crossbow (d8 damage, bulky): 30</text:p>
          </text:list-item>
        </text:list>
        <text:p text:style-name="P7"><text:bookmark-start text:name="gear-tools"/>G<text:bookmark-end text:name="gear-tools"/>ear and Tools</text:p>
        <text:list xml:id="list104905276359962" text:continue-list="list104906053210082" text:style-name="WWNum1016">
          <text:list-item>
            <text:p text:style-name="P23">Air Bladder: 5</text:p>
          </text:list-item>
          <text:list-item>
            <text:p text:style-name="P23">Bellows: 10</text:p>
          </text:list-item>
          <text:list-item>
            <text:p text:style-name="P23">Bedroll: 5</text:p>
          </text:list-item>
          <text:list-item>
            <text:p text:style-name="P23">Book: 50</text:p>
          </text:list-item>
          <text:list-item>
            <text:p text:style-name="P23">Bucket: 5</text:p>
          </text:list-item>
          <text:list-item>
            <text:p text:style-name="P23">Caltrops: 10</text:p>
          </text:list-item>
          <text:list-item>
            <text:p text:style-name="P23">Cart (+4 slots, bulky): 30</text:p>
          </text:list-item>
          <text:list-item>
            <text:p text:style-name="P23">Chain (10ft): 10</text:p>
          </text:list-item>
          <text:list-item>
            <text:p text:style-name="P23">Chalk: 1</text:p>
          </text:list-item>
          <text:list-item>
            <text:p text:style-name="P23">Chisel: 5</text:p>
          </text:list-item>
          <text:list-item>
            <text:p text:style-name="P23">Cook Pots: 10</text:p>
          </text:list-item>
          <text:list-item>
            <text:p text:style-name="P23">Crowbar: 10</text:p>
          </text:list-item>
          <text:list-item>
            <text:p text:style-name="P23">Drill (Manual): 10</text:p>
          </text:list-item>
          <text:list-item>
            <text:p text:style-name="P23">Face Paint: 10</text:p>
          </text:list-item>
          <text:list-item>
            <text:p text:style-name="P23">Fire Oil: 10</text:p>
          </text:list-item>
          <text:list-item>
            <text:p text:style-name="P23">Fishing Rod: 10</text:p>
          </text:list-item>
          <text:list-item>
            <text:p text:style-name="P23">Glass Marbles: 5</text:p>
          </text:list-item>
          <text:list-item>
            <text:p text:style-name="P23">Glue: 5</text:p>
          </text:list-item>
          <text:list-item>
            <text:p text:style-name="P23">Grease: 10</text:p>
          </text:list-item>
          <text:list-item>
            <text:p text:style-name="P23">Grappling Hook: 25</text:p>
          </text:list-item>
          <text:list-item>
            <text:p text:style-name="P23">Hammer: 5</text:p>
          </text:list-item>
          <text:list-item>
            <text:p text:style-name="P23">Holy Water: 25</text:p>
          </text:list-item>
          <text:list-item>
            <text:p text:style-name="P23">Horn: 10</text:p>
          </text:list-item>
          <text:list-item>
            <text:p text:style-name="P23">Horse (+4 slots): 75</text:p>
          </text:list-item>
          <text:list-item>
            <text:p text:style-name="P23">Hourglass: 50</text:p>
          </text:list-item>
          <text:list-item>
            <text:p text:style-name="P23">Incense: 10</text:p>
          </text:list-item>
          <text:list-item>
            <text:p text:style-name="P23">Ladder (bulky, 10ft): 10</text:p>
          </text:list-item>
          <text:list-item>
            <text:p text:style-name="P23">Lantern &amp; Oil: 10</text:p>
          </text:list-item>
          <text:list-item>
            <text:p text:style-name="P23">Large Trap: 20</text:p>
          </text:list-item>
          <text:list-item>
            <text:p text:style-name="P23">Large Sponge: 5</text:p>
          </text:list-item>
          <text:list-item>
            <text:p text:style-name="P23">Lens: 10</text:p>
          </text:list-item>
          <text:list-item>
            <text:p text:style-name="P23">Lockpicks: 25</text:p>
          </text:list-item>
          <text:list-item>
            <text:p text:style-name="P23">Manacles: 10</text:p>
          </text:list-item>
          <text:list-item>
            <text:p text:style-name="P23">Metal File: 5</text:p>
          </text:list-item>
          <text:list-item>
            <text:p text:style-name="P23">Mirror: 5</text:p>
          </text:list-item>
          <text:list-item>
            <text:p text:style-name="P23">Mule (+6 slots, slow): 30</text:p>
          </text:list-item>
          <text:list-item>
            <text:p text:style-name="P23">Net: 10</text:p>
          </text:list-item>
          <text:list-item>
            <text:p text:style-name="P23">Oilskin Bag: 5</text:p>
          </text:list-item>
          <text:list-item>
            <text:p text:style-name="P23">Pick: 10</text:p>
          </text:list-item>
          <text:list-item>
            <text:p text:style-name="P23">Pulley: 10</text:p>
          </text:list-item>
          <text:list-item>
            <text:p text:style-name="P23">Pole (10ft): 5</text:p>
          </text:list-item>
          <text:list-item>
            <text:p text:style-name="P23">Quill &amp; Ink: 10</text:p>
          </text:list-item>
          <text:list-item>
            <text:p text:style-name="P23">Rations (three day’s worth): 10</text:p>
          </text:list-item>
          <text:list-item>
            <text:p text:style-name="P23">Rope (25ft): 5</text:p>
          </text:list-item>
          <text:list-item>
            <text:p text:style-name="P23">Saw: 5</text:p>
          </text:list-item>
          <text:list-item>
            <text:p text:style-name="P23">Sack: 5</text:p>
          </text:list-item>
          <text:list-item>
            <text:p text:style-name="P23">Shovel: 5</text:p>
          </text:list-item>
          <text:list-item>
            <text:p text:style-name="P23">Soap: 1</text:p>
          </text:list-item>
          <text:list-item>
            <text:p text:style-name="P23">Spike: 1</text:p>
          </text:list-item>
          <text:list-item>
            <text:p text:style-name="P23">Spiked Boots: 5</text:p>
          </text:list-item>
          <text:list-item>
            <text:p text:style-name="P23">Spyglass: 40</text:p>
          </text:list-item>
          <text:list-item>
            <text:p text:style-name="P23">Tar: 10</text:p>
          </text:list-item>
          <text:list-item>
            <text:p text:style-name="P23">Tent (fits 2 people, bulky): 20</text:p>
          </text:list-item>
          <text:list-item>
            <text:p text:style-name="P23">Torch: 1</text:p>
          </text:list-item>
          <text:list-item>
            <text:p text:style-name="P23"><text:soft-page-break/>Wagon (+8 slots, slow): 200</text:p>
          </text:list-item>
          <text:list-item>
            <text:p text:style-name="P23">Wolfsbane: 10</text:p>
          </text:list-item>
        </text:list>
        <text:h text:style-name="P2" text:outline-level="2"><text:bookmark-start text:name="rules"/>Rules<text:bookmark-end text:name="rules"/></text:h>
        <text:p text:style-name="P5">Abilities</text:p>
        <text:p text:style-name="P3">Each of the three <text:span text:style-name="T1">abilities</text:span> are used in different circumstances (see <text:span text:style-name="T1">saves</text:span>, below).</text:p>
        <text:list xml:id="list104906207020402" text:continue-list="list104905276359962" text:style-name="WWNum1017">
          <text:list-item>
            <text:p text:style-name="P38"><text:span text:style-name="T1">Strength (STR</text:span>): Used for saves requiring physical power, like lifting gates, bending bars, resisting poison, etc.</text:p>
          </text:list-item>
          <text:list-item>
            <text:p text:style-name="P38"><text:span text:style-name="T1">Dexterity (DEX):</text:span> Used for saves requiring poise, speed, and reflexes like dodging, climbing, sneaking, balancing, etc.</text:p>
          </text:list-item>
          <text:list-item>
            <text:p text:style-name="P38"><text:span text:style-name="T1">Willpower (WIL):</text:span> Used for saves to persuade, deceive, interrogate, intimidate, charm, provoke, manipulate spells, etc.</text:p>
          </text:list-item>
        </text:list>
        <text:p text:style-name="P5">Saves</text:p>
        <text:p text:style-name="P3">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3"><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4">Deprivation &amp; Fatigue</text:p>
        <text:p text:style-name="P3">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4">Healing</text:p>
        <text:p text:style-name="P3">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4">Armor</text:p>
        <text:p text:style-name="P3">Before calculating damage to HP, subtract the target’s <text:span text:style-name="T1">Armor</text:span> value from the result of damage rolls. Shields and similar armor provides a bonus defense (e.g. +1 Armor), but only while the item is held or worn.</text:p>
        <text:p text:style-name="P3">No one can have more than 3 Armor.</text:p>
        <text:p text:style-name="P3">Shields, gauntlets, and helms may provide additional benefits according to their use.</text:p>
        <text:p text:style-name="P4">Reactions</text:p>
        <text:p text:style-name="P3">When the PCs encounter an NPC whose reaction to the party is not obvious, the Warden may roll 2d6 and consult the following table:</text:p>
        <text:list xml:id="list104905347119419" text:continue-list="list104906207020402" text:style-name="WWNum1018">
          <text:list-item>
            <text:p text:style-name="P24">2: Hostile</text:p>
          </text:list-item>
          <text:list-item>
            <text:p text:style-name="P24">3-5: Wry</text:p>
          </text:list-item>
          <text:list-item>
            <text:p text:style-name="P24">6-8: Curious</text:p>
          </text:list-item>
          <text:list-item>
            <text:p text:style-name="P24"><text:soft-page-break/>9-11: Kind</text:p>
          </text:list-item>
          <text:list-item>
            <text:p text:style-name="P24">12: Helpful</text:p>
          </text:list-item>
        </text:list>
        <text:p text:style-name="P5">Morale</text:p>
        <text:p text:style-name="P3">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4">Wealth &amp; Treasure</text:p>
        <text:p text:style-name="P3">The most common coin is the gold piece (gp), which is equal to 10 silver pieces (sp) and 100 copper pieces (cp).</text:p>
        <text:p text:style-name="P3">Treasure is highly valuable, usually bulky, and rarely useful beyond its value. It can be a lure, taking PCs to exotic and even dangerous locations, and is often under the protection of intimidating foes.</text:p>
        <text:p text:style-name="P3">Villages,strongholds, and ports of call barter and trade based on the local rarity and value of an item or commodity.</text:p>
        <text:h text:style-name="P2" text:outline-level="2"><text:bookmark-start text:name="magic"/>Magic<text:bookmark-end text:name="magic"/></text:h>
        <text:p text:style-name="P1"><text:span text:style-name="T1">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1">Scrolls</text:span> are similar to Spellbooks, however:</text:p>
        <text:list xml:id="list104905997451743" text:continue-list="list104905347119419" text:style-name="WWNum1019">
          <text:list-item>
            <text:p text:style-name="P25">They do not take up an inventory slot.</text:p>
          </text:list-item>
          <text:list-item>
            <text:p text:style-name="P25">They do not cause fatigue.</text:p>
          </text:list-item>
          <text:list-item>
            <text:p text:style-name="P25">They disappear after one use.</text:p>
          </text:list-item>
        </text:list>
        <text:p text:style-name="P5">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4">Relics</text:p>
        <text:p text:style-name="P3"><text:span text:style-name="T1">Relics</text:span> are items imbued with a magical spell or power. They do not cause Fatigue. Relics usually have a limited use, as well as a recharge condition. A few examples:</text:p>
        <text:p text:style-name="P3"><text:span text:style-name="T1">Honeyclasp</text:span>, 3 charges. A rusted ring that shrinks the bearer to 6" tall. Recharge: place in a thimble-sized cup of royal jelly.</text:p>
        <text:p text:style-name="P3"><text:span text:style-name="T1">Falconer’s Friend</text:span>, 1 charge. A bolt-shaped wand carrying the Haste <text:soft-page-break/>spell. Recharge: fire from a crossbow and recover.</text:p>
        <text:p text:style-name="P3"><text:span text:style-name="T1">Staff of Silence</text:span>, 1 charge. This blackened rod temporarily disables all magic within 50ft. Recharge: bathe in the light of a full moon.</text:p>
        <text:p text:style-name="P3"><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2" text:outline-level="2"><text:bookmark-start text:name="combat"/>Combat<text:bookmark-end text:name="combat"/></text:h>
        <text:p text:style-name="P5">Rounds</text:p>
        <text:p text:style-name="P3">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4">Actions</text:p>
        <text:p text:style-name="P3">On their turn, a character may move up to 40ft and take up to one action. This may be_casting a spell, attacking, making a second move, or some other reasonable action.</text:p>
        <text:p text:style-name="P3">Each round, the PCs declare what they are doing before dice are rolled. If a character attempts something risky, the Warden calls for a save for appropriate players or NPCs. All actions, attacks, and movements take place simultaneously.</text:p>
        <text:p text:style-name="P4">Turns</text:p>
        <text:p text:style-name="P3">The Warden will telegraph the most likely actions taken by NPCs or monsters. At the start of combat, each PC must make a DEX save to act before their opponents.</text:p>
        <text:p text:style-name="P3"><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4">Attacking &amp; Damage</text:p>
        <text:p text:style-name="P3">The attacker rolls their weapon die and subtracts the target’s armor, then deals the remaining total to their opponent’s HP. Unarmed attacks always do 1d4 damage.</text:p>
        <text:p text:style-name="P3"><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4">Multiple Attackers</text:p>
        <text:p text:style-name="P3">If multiple attackers target the same foe, roll all damage dice and keep the single highest result.</text:p>
        <text:p text:style-name="P4">Attack Modifiers</text:p>
        <text:p text:style-name="P3">If fighting from a position of weakness (such as through cover or with bound hands), the attack is <text:span text:style-name="T1">impaired</text:span> and the attacker must roll 1d4 damage_regardless_of the attacks damage die.</text:p>
        <text:p text:style-name="P3">If fighting from a position of advantage (such as against a helpless foe or through a daring maneuver), the attack is <text:span text:style-name="T1">enhanced</text:span> , allowing the attacker to roll 1d12 damage instead of their normal die.</text:p>
        <text:p text:style-name="P4"><text:soft-page-break/>Dual Weapons</text:p>
        <text:p text:style-name="P3">If attacking with two weapons at the same time, roll both damage dice and keep the single highest result.</text:p>
        <text:p text:style-name="P4">Blast</text:p>
        <text:p text:style-name="P3">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4">Scars</text:p>
        <text:p text:style-name="P3">When damage to a PC reduces their HP to exactly 0, they are sometimes changed irrevocably. See the <text:span text:style-name="T1">Scars</text:span> for more.</text:p>
        <text:p text:style-name="P4">Critical Damage</text:p>
        <text:p text:style-name="P3">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3">Any PC that suffers critical damage cannot do anything but crawl weakly, grasping for life. If given aid and rest, they will stabilize. If left untreated, they die within the hour.</text:p>
        <text:p text:style-name="P4">Ability Score Loss</text:p>
        <text:p text:style-name="P3">If a PC’s STR is reduced to 0, they die. If their DEX is reduced to 0, they are paralyzed. If their WIL is reduced to 0, they are delirious.</text:p>
        <text:p text:style-name="P3">Complete DEX and WIL loss renders the character unable to act until they are restored through extended rest or by extraordinary means.</text:p>
        <text:p text:style-name="P4">Unconsciousness &amp; Death</text:p>
        <text:p text:style-name="P3">When a character dies, the player is free to create a new character or take control of a hireling. They immediately join the party in order to reduce downtime.</text:p>
        <text:p text:style-name="P4">Detachments</text:p>
        <text:p text:style-name="P3">Large groups of similar combatants fighting together are treated as a single <text:span text:style-name="T1">detachment</text:span>. When a detachment takes critical damage, it is routed or significantly weakened. When it reaches 0 STR, it is destroyed.</text:p>
        <text:p text:style-name="P3">Attacks against detachments by individuals are impaired (excluding blast damage).</text:p>
        <text:p text:style-name="P3">Attacks against individuals by detachments are enhanced and deal blast damage.</text:p>
        <text:p text:style-name="P4">Retreat</text:p>
        <text:p text:style-name="P3">Running away from a dire situation always requires a successful DEX save, as well as a safe destination to run to.</text:p>
        <text:p text:style-name="P4">Scars</text:p>
        <text:p text:style-name="P3">When an attack reduces a PC’s HP to exactly 0, they are uniquely impacted. Look up the result on the table below based on the total damage taken:</text:p>
        <text:list xml:id="list104905038192504" text:continue-list="list104905582457871" text:style-name="WWNum1020">
          <text:list-item text:start-value="1">
            <text:p text:style-name="P26">Lasting Scar: Roll 1d6 | 1: Neck, 2: Hands, 3: Eye, 4: Chest, 5: Legs, 6: Ear. Roll 1d6. If the total is higher than your max HP, take the new result.</text:p>
          </text:list-item>
          <text:list-item>
            <text:p text:style-name="P26"><text:soft-page-break/>Rattling Blow: You’re disoriented and shaken. Describe how you refocus. Roll 1d6. If the total is higher than your max HP, take the new result.</text:p>
          </text:list-item>
          <text:list-item>
            <text:p text:style-name="P26">Walloped: You’re sent flying and land flat on your face, winded. You are deprived until you rest for a few hours. Then, roll 1d6. Add that amount to your max HP.</text:p>
          </text:list-item>
          <text:list-item>
            <text:p text:style-name="P26">Broken Limb: Roll 1d6 | 1-2: Leg, 3-4: Arm, 5: Rib, 6: Skull. Once mended, roll 2d6. If the total is higher than your max HP, take the new result.</text:p>
          </text:list-item>
          <text:list-item>
            <text:p text:style-name="P26">Diseased: You’re afflicted with a gross, uncomfortable infection. When you get over it, roll 2d6. If the total is higher than your max HP, take the new result.</text:p>
          </text:list-item>
          <text:list-item>
            <text:p text:style-name="P26">Reorienting Head Wound: Roll 1d6 | 1-2: STR, 3-4: DEX, 5-6: WIL. Roll 3d6. If the total is higher than your current ability score, take the new result.</text:p>
          </text:list-item>
          <text:list-item>
            <text:p text:style-name="P26">Hamstrung: You can barely move until you get serious help and rest. After recovery, roll 3d6. If the total is higher than your max DEX, take the new result.</text:p>
          </text:list-item>
          <text:list-item>
            <text:p text:style-name="P26">Deafened: You cannot hear anything until you find extraordinary aid. Regardless, make a WIL save. If you pass, increase your max WIL by 1d4.</text:p>
          </text:list-item>
          <text:list-item>
            <text:p text:style-name="P26">Re-brained: Some hidden part of your psyche is knocked loose. Roll 3d6. If the total is higher than your max WIL, take the new result.</text:p>
          </text:list-item>
          <text:list-item>
            <text:p text:style-name="P26">Sundered: An appendage is torn off, crippled or useless. The Warden will tell you which. Then, make a WIL save. If you pass, increase your max WIL by 1d6.</text:p>
          </text:list-item>
          <text:list-item>
            <text:p text:style-name="P26">Mortal Wound: You are deprived and out of action. You die in one hour unless healed. Upon recovery, roll 2d6. Take the new result as your max HP.</text:p>
          </text:list-item>
          <text:list-item>
            <text:p text:style-name="P26">Doomed: Death seemed ever so close, but somehow you survived. If your next save against critical damage is a fail, you die horribly. If you pass, roll 3d6. If the total is higher than your max HP, take the new result.</text:p>
          </text:list-item>
        </text:list>
        <text:h text:style-name="P2" text:outline-level="2"><text:bookmark-start text:name="bestiary"/>Bestiary<text:bookmark-end text:name="bestiary"/></text:h>
        <text:p text:style-name="P1"><text:span text:style-name="T1">Root Goblin:</text:span> 4 HP, 8 STR, 14 DEX, 8 WIL, spear (d6)</text:p>
        <text:list xml:id="list104905195179884" text:continue-list="list104905997451743" text:style-name="WWNum1021">
          <text:list-item>
            <text:p text:style-name="P27">Avoid combat unless they have the advantage (such as greater numbers).</text:p>
          </text:list-item>
          <text:list-item>
            <text:p text:style-name="P27">Guard their stolen goods to the death.</text:p>
          </text:list-item>
          <text:list-item>
            <text:p text:style-name="P27">Prize Spellbooks; willing to trade.</text:p>
          </text:list-item>
        </text:list>
        <text:p text:style-name="P1"><text:span text:style-name="T1">Hooded Men:</text:span> 12 HP, 9 STR, 12 DEX, 14 WIL, leystaff (d8), a Spellbook (Choose one: Charm, Hypnotize, Push/Pull, Shield)</text:p>
        <text:list xml:id="list104905372860541" text:continue-list="list104905195179884" text:style-name="WWNum1022">
          <text:list-item>
            <text:p text:style-name="P28">The Watchers of the Wood; a cult that derive their power from leylines, rune stones, and the like.</text:p>
          </text:list-item>
          <text:list-item>
            <text:p text:style-name="P28">Critical damage: leech a part of the victim’s soul (1d4 WIL damage).</text:p>
          </text:list-item>
        </text:list>
        <text:p text:style-name="P1"><text:span text:style-name="T1">Cobblehounds:</text:span> 12 HP, 2 Armor, 14 STR, 1 DEX, 8 WIL, bite (d10)</text:p>
        <text:list xml:id="list104907043641602" text:continue-list="list104905372860541" text:style-name="WWNum1023">
          <text:list-item>
            <text:p text:style-name="P29"><text:soft-page-break/>Immobile constructs typically used as guardians to great tombs or artifacts.</text:p>
          </text:list-item>
          <text:list-item>
            <text:p text:style-name="P29">Unaffected by mundane persuasion techniques - but do love a good bone.</text:p>
          </text:list-item>
        </text:list>
        <text:p text:style-name="P1"><text:span text:style-name="T1">Wood Troll:</text:span> 12 HP, 15 STR, 12 DEX, 7 WIL, claws and bite (d8+d8 blast)</text:p>
        <text:list xml:id="list104906534076887" text:continue-list="list104907043641602" text:style-name="WWNum1024">
          <text:list-item>
            <text:p text:style-name="P30">As an action, can recover lost HP.</text:p>
          </text:list-item>
          <text:list-item>
            <text:p text:style-name="P30">Critical damage: moss and twigs begin growing out of target’s wounds.</text:p>
          </text:list-item>
        </text:list>
        <text:p text:style-name="P1"><text:span text:style-name="T1">Frost Elf:</text:span> 14 HP, 1 Armor, 8 STR, 13 DEX, 14 WIL, icicle dagger (d6), a Spellbook (Choose one: Sleep, Teleport, Detect Magic)</text:p>
        <text:list xml:id="list104905859442312" text:continue-list="list104906534076887" text:style-name="WWNum1025">
          <text:list-item>
            <text:p text:style-name="P31">Beautiful, amoral, and long-lived.</text:p>
          </text:list-item>
          <text:list-item>
            <text:p text:style-name="P31">Resistant to most forms of magic.</text:p>
          </text:list-item>
        </text:list>
        <text:p text:style-name="P1"><text:span text:style-name="T1">Boggart:</text:span> 3 HP, 4 STR, 17 DEX, 13 WIL</text:p>
        <text:list xml:id="list104906639190594" text:continue-list="list104905859442312" text:style-name="WWNum1026">
          <text:list-item>
            <text:p text:style-name="P32">A wild, hairy trickster that takes pleasure in being a minor nuisance.</text:p>
          </text:list-item>
          <text:list-item>
            <text:p text:style-name="P32">Prizes relics and shiny trinkets above all else but unwilling to trade for coin.</text:p>
          </text:list-item>
          <text:list-item>
            <text:p text:style-name="P32">Boggarts have names that describe their true nature. Knowing their true name allows one to control a Boggart.</text:p>
          </text:list-item>
        </text:list>
        <text:h text:style-name="P2" text:outline-level="2"><text:bookmark-start text:name="creating-monsters"/>Creating Monsters<text:bookmark-end text:name="creating-monsters"/></text:h>
        <text:p text:style-name="P1">Use the following template to model any more sophisticated Monster or NPC:</text:p>
        <text:p text:style-name="P4">Name:</text:p>
        <text:p text:style-name="P3">X HP, X Armor, X STR, X DEX, X WIL, Weapon (dX, special items, qualities)</text:p>
        <text:list xml:id="list104905121324069" text:continue-list="list104906639190594" text:style-name="WWNum1027">
          <text:list-item>
            <text:p text:style-name="P33">Engaging descriptor of appearance or demeanor</text:p>
          </text:list-item>
          <text:list-item>
            <text:p text:style-name="P33">Quirk, tactic, or peculiarity making this NPC unique</text:p>
          </text:list-item>
          <text:list-item>
            <text:p text:style-name="P33">Special effect or critical damage consequence</text:p>
          </text:list-item>
        </text:list>
        <text:p text:style-name="P5">General Principles</text:p>
        <text:p text:style-name="P3">Ability Scores: 3 is deficient, 6 is weak, 10 is average, 14 is noteworthy, and 18 is legendary. Adjust as necessary.</text:p>
        <text:list xml:id="list104906873161006" text:continue-list="list104905121324069" text:style-name="WWNum1028">
          <text:list-item>
            <text:p text:style-name="P34">Give average creatures 3 HP, give hardy ones 6 HP, and serious threats get 10+ HP.</text:p>
          </text:list-item>
          <text:list-item>
            <text:p text:style-name="P34">Use flavor and style to help them stand out. Players will remember a pig-faced humanoid looking for his missing sheep more easily than a generic goblin archer.</text:p>
          </text:list-item>
          <text:list-item>
            <text:p text:style-name="P34">Use critical damage to lean into the threat or strangeness of any aggressive NPC.</text:p>
          </text:list-item>
          <text:list-item>
            <text:p text:style-name="P34">Remember that HP is <text:span text:style-name="T1">Hit Protection</text:span> , not Hit Points. It’s a measure of resilience, luck, and gumption - not health.</text:p>
          </text:list-item>
        </text:list>
        <text:p text:style-name="P5">Converting from OSR Games</text:p>
        <text:list xml:id="list104906849400544" text:continue-list="list104906873161006" text:style-name="WWNum1029">
          <text:list-item>
            <text:p text:style-name="P35">Give 1 HP per HD for most creatures.</text:p>
          </text:list-item>
          <text:list-item>
            <text:p text:style-name="P35">Most humanoids have at least 4HP.</text:p>
          </text:list-item>
          <text:list-item>
            <text:p text:style-name="P35"><text:span text:style-name="T1">Morale</text:span> can also be used as a baseline.</text:p>
          </text:list-item>
        </text:list>
        <text:p text:style-name="P1">Some pointers:</text:p>
        <text:list xml:id="list104905692168473" text:continue-list="list104906849400544" text:style-name="WWNum1030">
          <text:list-item>
            <text:p text:style-name="P36">Is it good at avoiding a hit? Give it HP.</text:p>
          </text:list-item>
          <text:list-item>
            <text:p text:style-name="P36"><text:soft-page-break/>Does it soak up damage? Give it Armor.</text:p>
          </text:list-item>
          <text:list-item>
            <text:p text:style-name="P36">Is it strong? Give it a high <text:span text:style-name="T1">STR</text:span>.</text:p>
          </text:list-item>
          <text:list-item>
            <text:p text:style-name="P36">Is it nimble? Give it high <text:span text:style-name="T1">DEX</text:span>.</text:p>
          </text:list-item>
          <text:list-item>
            <text:p text:style-name="P36">Is it charismatic? Give it high WIL.</text:p>
          </text:list-item>
        </text:list>
        <text:p text:style-name="P1">Damage die are roughly the same, though armed attacks do at least 1d6 damage.</text:p>
        <text:h text:style-name="P2" text:outline-level="2"><text:bookmark-start text:name="spells"/>100 Spells<text:bookmark-end text:name="spells"/></text:h>
        <text:list xml:id="list104907053569419" text:continue-list="list104905038192504" text:style-name="WWNum1031">
          <text:list-item text:start-value="1">
            <text:p text:style-name="P37">Adhere: Object is covered in extremely sticky slime.</text:p>
          </text:list-item>
          <text:list-item>
            <text:p text:style-name="P37">Animate Object: Object obeys your commands as best it can. It can walk 15ft per round.</text:p>
          </text:list-item>
          <text:list-item>
            <text:p text:style-name="P37">Anthropomorphize: A touched animal either gains human intelligence or human appearance for L days.</text:p>
          </text:list-item>
          <text:list-item>
            <text:p text:style-name="P37">Arcane Eye: You can see through a magical floating eyeball that flies around at your command.</text:p>
          </text:list-item>
          <text:list-item>
            <text:p text:style-name="P37">Astral Prison: An object is frozen in time and space within an invulnerable crystal shell.</text:p>
          </text:list-item>
          <text:list-item>
            <text:p text:style-name="P37">Attract: L+1 objects are strongly magnetically attracted to each other if they come within 10 feet.</text:p>
          </text:list-item>
          <text:list-item>
            <text:p text:style-name="P37">Auditory Illusion: You create illusory sounds that seem to come from a direction of your choice.</text:p>
          </text:list-item>
          <text:list-item>
            <text:p text:style-name="P37">Babble: A creature must loudly and clearly repeat everything you think. It is otherwise mute.</text:p>
          </text:list-item>
          <text:list-item>
            <text:p text:style-name="P37">Beast Form: You and your possessions transform into a mundane animal.</text:p>
          </text:list-item>
          <text:list-item>
            <text:p text:style-name="P37">Befuddle: L creatures of your choice are unable to form new short-term memories for the duration of the spell.</text:p>
          </text:list-item>
          <text:list-item>
            <text:p text:style-name="P37">Bend Fate: Roll L+1 d20s. Whenever you must roll a d20 after casting the spell, you must choose and then discard one of the rolled results until they are all gone.</text:p>
          </text:list-item>
          <text:list-item>
            <text:p text:style-name="P37">Bird Person: Your arms turn into huge bird wings.</text:p>
          </text:list-item>
          <text:list-item>
            <text:p text:style-name="P37">Body Swap: You switch bodies with a creature you touch. If one body dies, the other dies as well.</text:p>
          </text:list-item>
          <text:list-item>
            <text:p text:style-name="P37">Catherine: A woman wearing a blue dress appears until end of spell. She will obey polite, safe requests.</text:p>
          </text:list-item>
          <text:list-item>
            <text:p text:style-name="P37">Charm: L creatures treat you like a friend.</text:p>
          </text:list-item>
          <text:list-item>
            <text:p text:style-name="P37">Command: A creature obeys a single, three-word command that does not harm it.</text:p>
          </text:list-item>
          <text:list-item>
            <text:p text:style-name="P37">Comprehend: You become fluent in all languages.</text:p>
          </text:list-item>
          <text:list-item>
            <text:p text:style-name="P37">Control Plants: Nearby plants and trees obey you and gain the ability to move at 5 feet per round.</text:p>
          </text:list-item>
          <text:list-item>
            <text:p text:style-name="P37">Control Weather: You may alter the type of weather at will, but you do not otherwise control it.</text:p>
          </text:list-item>
          <text:list-item>
            <text:p text:style-name="P37">Counterspell: Make an opposed Intelligence save against the Intelligence of the caster of a nearby spell. You may do this out of turn as a reaction, or against an ongoing magical effect. On a success, you may cancel the spell.</text:p>
          </text:list-item>
          <text:list-item>
            <text:p text:style-name="P37">Deafen: All nearby creatures are deafened.</text:p>
          </text:list-item>
          <text:list-item>
            <text:p text:style-name="P37">Detect Magic: You hear nearby magical auras singing. Volume and harmony signify the aura’s power and refinement.</text:p>
          </text:list-item>
          <text:list-item>
            <text:p text:style-name="P37">Disassemble: Any of your body parts may be detached and <text:soft-page-break/>reattached at will, without causing pain or damage. You can still control them.</text:p>
          </text:list-item>
          <text:list-item>
            <text:p text:style-name="P37">Disguise: You may alter the appearance of L characters at will as long as they remain humanoid. Attempts to duplicate other characters will seem uncanny.</text:p>
          </text:list-item>
          <text:list-item>
            <text:p text:style-name="P37">Displace: An object appears to be up to L×10ft from its actual position.</text:p>
          </text:list-item>
          <text:list-item>
            <text:p text:style-name="P37">Earthquake: The ground begins shaking violently. Structures may be damaged or collapse.</text:p>
          </text:list-item>
          <text:list-item>
            <text:p text:style-name="P37">Elasticity: Your body can stretch up to L×10ft.</text:p>
          </text:list-item>
          <text:list-item>
            <text:p text:style-name="P37">Elemental Wall: A straight wall of ice or fire L×40ft long and 10ft high rises from the ground.</text:p>
          </text:list-item>
          <text:list-item>
            <text:p text:style-name="P37">Filch: L visible items teleport to your hands.</text:p>
          </text:list-item>
          <text:list-item>
            <text:p text:style-name="P37">Fog Cloud: Dense fog spreads out from you.</text:p>
          </text:list-item>
          <text:list-item>
            <text:p text:style-name="P37">Frenzy: L creatures erupt in a frenzy of violence.</text:p>
          </text:list-item>
          <text:list-item>
            <text:p text:style-name="P37">Gate: A portal to a random plane opens.</text:p>
          </text:list-item>
          <text:list-item>
            <text:p text:style-name="P37">Gravity Shift: You can change the direction of gravity (for yourself only) up to once per round.</text:p>
          </text:list-item>
          <text:list-item>
            <text:p text:style-name="P37">Greed: L creatures develop an overwhelming urge to possess a visible item of your choice.</text:p>
          </text:list-item>
          <text:list-item>
            <text:p text:style-name="P37">Haste: Your movement speed is tripled.</text:p>
          </text:list-item>
          <text:list-item>
            <text:p text:style-name="P37">Hatred: L creatures develop a deep hatred of another creature or group of creatures and wish to destroy it.</text:p>
          </text:list-item>
          <text:list-item>
            <text:p text:style-name="P37">Hear Whispers: You can hear faint sounds clearly.</text:p>
          </text:list-item>
          <text:list-item>
            <text:p text:style-name="P37">Hover: An object hovers, frictionless, 2ft above the ground. It can hold up to L humanoids.</text:p>
          </text:list-item>
          <text:list-item>
            <text:p text:style-name="P37">Hypnotize: A creature enters a trance and will truthfully answer L yes or no questions you ask it.</text:p>
          </text:list-item>
          <text:list-item>
            <text:p text:style-name="P37">Icy Touch: A thick ice layer spreads across a touched surface, up to L×10ft in radius.</text:p>
          </text:list-item>
          <text:list-item>
            <text:p text:style-name="P37">Illuminate: A floating light moves as you command.</text:p>
          </text:list-item>
          <text:list-item>
            <text:p text:style-name="P37">Increase Gravity: The gravity in an area triples.</text:p>
          </text:list-item>
          <text:list-item>
            <text:p text:style-name="P37">Invisible Tether: Two objects within 10ft of each other cannot be moved more than 10ft apart.</text:p>
          </text:list-item>
          <text:list-item>
            <text:p text:style-name="P37">Knock: L nearby mundane or magical locks unlock.</text:p>
          </text:list-item>
          <text:list-item>
            <text:p text:style-name="P37">Leap: You can jump up to L×10ft in the air.</text:p>
          </text:list-item>
          <text:list-item>
            <text:p text:style-name="P37">Liquid Air: The air around you becomes swimmable.</text:p>
          </text:list-item>
          <text:list-item>
            <text:p text:style-name="P37">Magic Dampener: All nearby magical effects have their effectiveness halved.</text:p>
          </text:list-item>
          <text:list-item>
            <text:p text:style-name="P37">Manse: A sturdy, furnished cottage appears for L×12 hours. You can permit and forbid entry to it at will.</text:p>
          </text:list-item>
          <text:list-item>
            <text:p text:style-name="P37">Marble Madness: Your pockets are full of marbles, and will refill every round.</text:p>
          </text:list-item>
          <text:list-item>
            <text:p text:style-name="P37">Masquerade: L characters’ appearances and voices become identical to a touched character.</text:p>
          </text:list-item>
          <text:list-item>
            <text:p text:style-name="P37">Miniaturize: You and L other touched creatures are reduced to the size of a mouse.</text:p>
          </text:list-item>
          <text:list-item>
            <text:p text:style-name="P37">Mirror Image: L illusory duplicates of yourself appear under your control.</text:p>
          </text:list-item>
          <text:list-item>
            <text:p text:style-name="P37">Mirrorwalk: A mirror becomes a gateway to another mirror that you looked into today.</text:p>
          </text:list-item>
          <text:list-item>
            <text:p text:style-name="P37">Multiarm: You gain L extra arms.</text:p>
          </text:list-item>
          <text:list-item>
            <text:p text:style-name="P37"><text:soft-page-break/>Night Sphere: An L×40ft wide sphere of darkness displaying the night sky appears.</text:p>
          </text:list-item>
          <text:list-item>
            <text:p text:style-name="P37">Objectify: You become any inanimate object between the size of a grand piano and an apple.</text:p>
          </text:list-item>
          <text:list-item>
            <text:p text:style-name="P37">Ooze Form: You become a living jelly.</text:p>
          </text:list-item>
          <text:list-item>
            <text:p text:style-name="P37">Pacify: L creatures have an aversion to violence.</text:p>
          </text:list-item>
          <text:list-item>
            <text:p text:style-name="P37">Phantom Coach: A ghostly coach appears until end of spell. It moves unnaturally fast over any terrain, including water.</text:p>
          </text:list-item>
          <text:list-item>
            <text:p text:style-name="P37">Phobia: L creatures become terrified of an object of your choice.</text:p>
          </text:list-item>
          <text:list-item>
            <text:p text:style-name="P37">Pit: A pit 10ft wide and L×5ft deep opens in the ground.</text:p>
          </text:list-item>
          <text:list-item>
            <text:p text:style-name="P37">Primeval Surge: An object grows to the size of an elephant. If it is an animal, it is enraged.</text:p>
          </text:list-item>
          <text:list-item>
            <text:p text:style-name="P37">Psychometry: The referee answers L yes or no questions about a touched object.</text:p>
          </text:list-item>
          <text:list-item>
            <text:p text:style-name="P37">Pull: An object of any size is pulled directly towards you with the strength of L men for one round.</text:p>
          </text:list-item>
          <text:list-item>
            <text:p text:style-name="P37">Push: An object of any size is pushed directly away from you with the strength of L men for one round.</text:p>
          </text:list-item>
          <text:list-item>
            <text:p text:style-name="P37">Raise Dead: L skeletons rise from the ground to serve you. They are incredibly stupid and can only obey simple orders.</text:p>
          </text:list-item>
          <text:list-item>
            <text:p text:style-name="P37">Raise Spirit: The spirit of a dead body manifests and will answer L questions.</text:p>
          </text:list-item>
          <text:list-item>
            <text:p text:style-name="P37">Read Mind: You can hear the surface thoughts of nearby creatures.</text:p>
          </text:list-item>
          <text:list-item>
            <text:p text:style-name="P37">Repel: L+1 objects are strongly magnetically repelled from each other if they come within 10 feet.</text:p>
          </text:list-item>
          <text:list-item>
            <text:p text:style-name="P37">Scry: You can see through the eyes of a creature you touched earlier today.</text:p>
          </text:list-item>
          <text:list-item>
            <text:p text:style-name="P37">Sculpt Elements: All inanimate material behaves like clay in your hands.</text:p>
          </text:list-item>
          <text:list-item>
            <text:p text:style-name="P37">Shroud: L creatures are invisible until they move.</text:p>
          </text:list-item>
          <text:list-item>
            <text:p text:style-name="P37">Shuffle: L creatures instantly switch places. Determine where they end up randomly.</text:p>
          </text:list-item>
          <text:list-item>
            <text:p text:style-name="P37">Sleep: L creatures fall into a light sleep.</text:p>
          </text:list-item>
          <text:list-item>
            <text:p text:style-name="P37">Smoke Form: Your body becomes living smoke.</text:p>
          </text:list-item>
          <text:list-item>
            <text:p text:style-name="P37">Snail Knight: 10 minutes after casting, a knight sitting astride a giant snail rides into view. He is able to answer most questions related to quests and chivalry, and may aid you if he finds you worthy.</text:p>
          </text:list-item>
          <text:list-item>
            <text:p text:style-name="P37">Sniff: You can smell even the faintest traces of scents.</text:p>
          </text:list-item>
          <text:list-item>
            <text:p text:style-name="P37">Sort: Inanimate items sort themselves according to categories you set. The categories must be visually verifiable.</text:p>
          </text:list-item>
          <text:list-item>
            <text:p text:style-name="P37">Spectacle: A clearly unreal but impressive illusion of your choice appears, under your control. It may be up to the size of a palace and has full motion and sound.</text:p>
          </text:list-item>
          <text:list-item>
            <text:p text:style-name="P37">Spellseize: Cast this as a reaction to another spell going off to make a temporary copy of it that you can cast at any time before this spell ends.</text:p>
          </text:list-item>
          <text:list-item>
            <text:p text:style-name="P37"><text:soft-page-break/>Spider Climb: You can climb surfaces like a spider.</text:p>
          </text:list-item>
          <text:list-item>
            <text:p text:style-name="P37">Summon Cube: Once per second, (6 times per round) you may summon or banish a 3-foot-wide cube of earth. New cubes must be affixed to the earth or to other cubes.8.50″</text:p>
          </text:list-item>
          <text:list-item>
            <text:p text:style-name="P37">Swarm: You become a swarm of crows, rats, or piranhas. You only take damage from area effects.</text:p>
          </text:list-item>
          <text:list-item>
            <text:p text:style-name="P37">Telekinesis: You may mentally move L items.</text:p>
          </text:list-item>
          <text:list-item>
            <text:p text:style-name="P37">Telepathy: L+1 creatures can hear each other’s thoughts, no matter how far apart they move.</text:p>
          </text:list-item>
          <text:list-item>
            <text:p text:style-name="P37">Teleport: An object disappears and reappears on the ground in a visible, clear area up to L×40ft away.</text:p>
          </text:list-item>
          <text:list-item>
            <text:p text:style-name="P37">Thaumaturgic Anchor: Object becomes the target of every spell cast near it.</text:p>
          </text:list-item>
          <text:list-item>
            <text:p text:style-name="P37">Thicket: A thicket of trees and dense brush up to L×40ft wide suddenly sprouts up.</text:p>
          </text:list-item>
          <text:list-item>
            <text:p text:style-name="P37">Time Jump: An object disappears as it jumps L×10 minutes into the future. When it returns, it appears in the unoccupied area nearest to where it left.</text:p>
          </text:list-item>
          <text:list-item>
            <text:p text:style-name="P37">Summon Idol: A carved stone statue the size of a four poster bed rises from the ground.</text:p>
          </text:list-item>
          <text:list-item>
            <text:p text:style-name="P37">Time Rush: Time in a 40ft bubble starts moving 10 times faster.</text:p>
          </text:list-item>
          <text:list-item>
            <text:p text:style-name="P37">Time Slow: Time in a 40ft bubble slows to 10%.</text:p>
          </text:list-item>
          <text:list-item>
            <text:p text:style-name="P37">True Sight: You see through all nearby illusions.</text:p>
          </text:list-item>
          <text:list-item>
            <text:p text:style-name="P37">Upwell: A spring of seawater appears.</text:p>
          </text:list-item>
          <text:list-item>
            <text:p text:style-name="P37">Vision: You completely control what a creature sees.</text:p>
          </text:list-item>
          <text:list-item>
            <text:p text:style-name="P37">Visual Illusion: A silent, immobile, illusion of your choice appears, up to the size of a bedroom.</text:p>
          </text:list-item>
          <text:list-item>
            <text:p text:style-name="P37">Ward: A silver circle 40ft across appears on the ground. Choose one thing that cannot cross it: Living creatures, dead creatures, projectiles or metal.</text:p>
          </text:list-item>
          <text:list-item>
            <text:p text:style-name="P37">Web: Your wrists can shoot thick webbing.</text:p>
          </text:list-item>
          <text:list-item>
            <text:p text:style-name="P37">Wizard Mark: Your finger can shoot a stream of ulfire-colored paint. This paint is only visible to you, and can be seen at any distance, even through solid objects.</text:p>
          </text:list-item>
          <text:list-item>
            <text:p text:style-name="P37">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text:style-name="ListLabel_20_1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15:15:53</meta:creation-date>
    <dc:date>2024-04-27T10:48:42.122909610</dc:date>
    <meta:generator>LibreOffice/7.3.7.2$Linux_X86_64 LibreOffice_project/30$Build-2</meta:generator>
    <meta:editing-duration>PT9M2S</meta:editing-duration>
    <meta:editing-cycles>3</meta:editing-cycles>
    <meta:document-statistic meta:table-count="0" meta:image-count="0" meta:object-count="0" meta:page-count="14" meta:paragraph-count="475" meta:word-count="5104" meta:character-count="28008" meta:non-whitespace-character-count="23716"/>
    <meta:user-defined meta:name="AppVersion">12.0000</meta:user-defined>
    <meta:user-defined meta:name="arkdown.md">True</meta:user-defined>
    <meta:template xlink:type="simple" xlink:actuate="onRequest" xlink:title="Normal.dotm" xlink:href=""/>
  </office:meta>
</office:document-meta>
</file>